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style:text-properties fo:language="en" fo:country="GB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style:font-name-asian="Times New Roman" style:font-name-complex="Times New Roman" style:font-size-complex="14pt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size-complex="14pt"/>
    </style:style>
    <style:style style:name="T6" style:family="text">
      <style:text-properties fo:language="en" fo:country="GB" fo:font-weight="bold" style:font-name-asian="Times New Roman" style:font-weight-asian="bold" style:font-name-complex="Times New Roman" style:font-size-complex="14pt" style:font-weight-complex="bold"/>
    </style:style>
    <style:style style:name="T7" style:family="text">
      <style:text-properties fo:language="en" fo:country="GB" fo:font-weight="bold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66cm" svg:height="0.66cm" draw:z-index="0"><draw:image xlink:href="../../odt_eng/images/0063.png" xlink:type="simple" xlink:show="embed" xlink:actuate="onLoad"/></draw:frame></text:span></text:span></text:p>
          </table:table-cell>
          <table:table-cell table:style-name="Таблица1.B1" office:value-type="string">
            <text:h text:style-name="P6" text:outline-level="1">MORE-THAN Operation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1cm" svg:height="1.51cm" draw:z-index="0"><draw:image xlink:href="../../odt_eng/images/006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 </text:span></text:span><text:span text:style-name="Основной_20_шрифт_20_абзаца"><text:span text:style-name="T4">and implements the logical MORE operation:</text:span></text:span></text:p>
            <text:p text:style-name="P5"><text:span text:style-name="Основной_20_шрифт_20_абзаца"><text:span text:style-name="T3"><draw:frame draw:style-name="fr3" draw:name="Объект1" text:anchor-type="as-char" svg:width="5.454cm" svg:height="1.393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 </text:span></text:span><text:span text:style-name="Основной_20_шрифт_20_абзаца"><text:span text:style-name="T3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is for unit output signal,</text:span></text:span><text:span text:style-name="Основной_20_шрифт_20_абзаца"><text:span text:style-name="T3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are for input signals.</text:span></text:span></text:p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2">:</text:span></text:span></text:p>
            <text:list xml:id="list5089613660508264070" text:style-name="L1">
              <text:list-item>
                <text:p text:style-name="P7">Second operand type – indicates the type of the second operand. In case it is a vector then elementwise operation is carried out. <text:s/>In case it is a scalar then operation with every element of the first input and the value of the second input is carried out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перация БОЛЬШЕ</dc:title>
    <meta:creation-date>2012-01-25T06:17:00</meta:creation-date>
    <dc:date>2012-03-04T20:03:39.78</dc:date>
    <meta:editing-cycles>104</meta:editing-cycles>
    <meta:editing-duration>PT2H33M38S</meta:editing-duration>
    <dc:creator>Александр </dc:creator>
    <meta:document-statistic meta:table-count="1" meta:image-count="2" meta:object-count="3" meta:page-count="1" meta:paragraph-count="10" meta:word-count="77" meta:character-count="43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63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u_1(t) &gt; u_2(t); #
alignl 0, ~ if u_1(t) &lt;=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